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2006cd" officeooo:paragraph-rsid="001db613"/>
    </style:style>
    <style:style style:name="P2" style:family="paragraph" style:parent-style-name="Standard">
      <style:text-properties fo:language="en" fo:country="US" officeooo:rsid="002006cd" officeooo:paragraph-rsid="002006cd"/>
    </style:style>
    <style:style style:name="P3" style:family="paragraph" style:parent-style-name="Standard">
      <style:text-properties fo:language="en" fo:country="US" officeooo:rsid="001db613" officeooo:paragraph-rsid="001db613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officeooo:rsid="002006cd" officeooo:paragraph-rsid="002006cd"/>
    </style:style>
    <style:style style:name="P6" style:family="paragraph" style:parent-style-name="Text_20_body">
      <style:text-properties fo:language="en" fo:country="US" officeooo:rsid="002006cd" officeooo:paragraph-rsid="003efc07"/>
    </style:style>
    <style:style style:name="P7" style:family="paragraph" style:parent-style-name="Text_20_body">
      <style:text-properties fo:language="en" fo:country="US" officeooo:rsid="002747e8" officeooo:paragraph-rsid="002747e8"/>
    </style:style>
    <style:style style:name="P8" style:family="paragraph" style:parent-style-name="Text_20_body">
      <style:text-properties fo:language="en" fo:country="US" officeooo:rsid="0028b0ef" officeooo:paragraph-rsid="0028b0ef"/>
    </style:style>
    <style:style style:name="P9" style:family="paragraph" style:parent-style-name="Text_20_body">
      <style:text-properties fo:language="en" fo:country="US" officeooo:rsid="002af029" officeooo:paragraph-rsid="002af029"/>
    </style:style>
    <style:style style:name="P10" style:family="paragraph" style:parent-style-name="Text_20_body">
      <style:text-properties fo:language="en" fo:country="US" officeooo:rsid="002cc4da" officeooo:paragraph-rsid="002cc4da"/>
    </style:style>
    <style:style style:name="P11" style:family="paragraph" style:parent-style-name="Text_20_body">
      <style:text-properties fo:language="en" fo:country="US" officeooo:rsid="002f0c9a" officeooo:paragraph-rsid="002f0c9a"/>
    </style:style>
    <style:style style:name="P12" style:family="paragraph" style:parent-style-name="Text_20_body">
      <style:text-properties fo:language="en" fo:country="US" officeooo:rsid="0030565f" officeooo:paragraph-rsid="0030565f"/>
    </style:style>
    <style:style style:name="P13" style:family="paragraph" style:parent-style-name="Text_20_body">
      <style:text-properties fo:language="en" fo:country="US" officeooo:rsid="0030f690" officeooo:paragraph-rsid="0030f690"/>
    </style:style>
    <style:style style:name="P14" style:family="paragraph" style:parent-style-name="Text_20_body">
      <style:text-properties fo:language="en" fo:country="US" officeooo:rsid="0034e203" officeooo:paragraph-rsid="0034e203"/>
    </style:style>
    <style:style style:name="P15" style:family="paragraph" style:parent-style-name="Text_20_body">
      <style:text-properties officeooo:rsid="0032a955" officeooo:paragraph-rsid="0032a955"/>
    </style:style>
    <style:style style:name="P16" style:family="paragraph" style:parent-style-name="Text_20_body">
      <style:text-properties style:font-name="Liberation Serif" fo:language="en" fo:country="US" officeooo:rsid="0034e203" officeooo:paragraph-rsid="0034e203"/>
    </style:style>
    <style:style style:name="P17" style:family="paragraph" style:parent-style-name="Text_20_body">
      <style:text-properties style:font-name="Liberation Serif" fo:language="en" fo:country="US" officeooo:rsid="00350bca" officeooo:paragraph-rsid="00350bca"/>
    </style:style>
    <style:style style:name="P18" style:family="paragraph" style:parent-style-name="Text_20_body">
      <style:text-properties style:font-name="Liberation Serif" fo:language="en" fo:country="US" officeooo:rsid="0035f9e1" officeooo:paragraph-rsid="0035f9e1"/>
    </style:style>
    <style:style style:name="P19" style:family="paragraph" style:parent-style-name="Text_20_body">
      <style:text-properties style:font-name="Liberation Serif" fo:language="en" fo:country="US" officeooo:rsid="00387b7a" officeooo:paragraph-rsid="00387b7a"/>
    </style:style>
    <style:style style:name="P20" style:family="paragraph" style:parent-style-name="Text_20_body">
      <style:text-properties style:font-name="Liberation Serif" fo:language="en" fo:country="US" officeooo:rsid="003a0c4c" officeooo:paragraph-rsid="003a0c4c"/>
    </style:style>
    <style:style style:name="P21" style:family="paragraph" style:parent-style-name="Title">
      <style:text-properties fo:language="en" fo:country="US"/>
    </style:style>
    <style:style style:name="P22" style:family="paragraph" style:parent-style-name="Heading_20_1">
      <style:text-properties fo:language="en" fo:country="US"/>
    </style:style>
    <style:style style:name="T1" style:family="text">
      <style:text-properties officeooo:rsid="0021ac8a"/>
    </style:style>
    <style:style style:name="T2" style:family="text">
      <style:text-properties officeooo:rsid="002390f4"/>
    </style:style>
    <style:style style:name="T3" style:family="text">
      <style:text-properties officeooo:rsid="002d6ec1"/>
    </style:style>
    <style:style style:name="T4" style:family="text">
      <style:text-properties officeooo:rsid="00321269"/>
    </style:style>
    <style:style style:name="T5" style:family="text">
      <style:text-properties style:font-name="Nimbus Mono L"/>
    </style:style>
    <style:style style:name="T6" style:family="text">
      <style:text-properties style:font-name="Nimbus Mono L" fo:language="en" fo:country="US"/>
    </style:style>
    <style:style style:name="T7" style:family="text">
      <style:text-properties style:font-name="Nimbus Mono L" officeooo:rsid="00378128"/>
    </style:style>
    <style:style style:name="T8" style:family="text">
      <style:text-properties style:font-name="Nimbus Mono L" officeooo:rsid="003a3c09"/>
    </style:style>
    <style:style style:name="T9" style:family="text">
      <style:text-properties style:font-name="Nimbus Mono L" officeooo:rsid="003e270b"/>
    </style:style>
    <style:style style:name="T10" style:family="text">
      <style:text-properties style:font-name="Nimbus Mono L" officeooo:rsid="003efc07"/>
    </style:style>
    <style:style style:name="T11" style:family="text">
      <style:text-properties fo:language="en" fo:country="US"/>
    </style:style>
    <style:style style:name="T12" style:family="text">
      <style:text-properties officeooo:rsid="00378128"/>
    </style:style>
    <style:style style:name="T13" style:family="text">
      <style:text-properties officeooo:rsid="003a3c09"/>
    </style:style>
    <style:style style:name="T14" style:family="text">
      <style:text-properties officeooo:rsid="003e270b"/>
    </style:style>
    <style:style style:name="T15" style:family="text">
      <style:text-properties officeooo:rsid="003efc07"/>
    </style:style>
    <style:style style:name="T16" style:family="text">
      <style:text-properties officeooo:rsid="00407d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JavaScript Quizz</text:p>
      <text:p text:style-name="P1"/>
      <text:p text:style-name="P1">Name :</text:p>
      <text:p text:style-name="P2"/>
      <text:p text:style-name="P2">Date : <text:span text:style-name="T1">21/03/2018</text:span></text:p>
      <text:p text:style-name="P3"/>
      <text:h text:style-name="P22" text:outline-level="1">PART I : Soul and body <text:span text:style-name="T2">of JavaScript</text:span></text:h>
      <text:p text:style-name="P5">What is the global object in browser?</text:p>
      <text:p text:style-name="P5"/>
      <text:p text:style-name="P5">What is the scope of a variable declared with "var"?</text:p>
      <text:p text:style-name="P5"/>
      <text:p text:style-name="P5">Can <text:span text:style-name="T15">we </text:span>use a function before declar<text:span text:style-name="T15">ing</text:span> it?</text:p>
      <text:p text:style-name="P5"/>
      <text:p text:style-name="P6">Why <text:span text:style-name="T15">do </text:span>we rarely use <text:span text:style-name="T10">==</text:span>?</text:p>
      <text:p text:style-name="P5"/>
      <text:p text:style-name="P5">What will return <text:span text:style-name="T5">console.log(typeof []);</text:span></text:p>
      <text:p text:style-name="P5"/>
      <text:p text:style-name="P5"><text:span text:style-name="T5">new String('test'); </text:span>&lt;-- do you <text:span text:style-name="T4">recommend</text:span> this approach to declare a string?</text:p>
      <text:p text:style-name="P5"/>
      <text:p text:style-name="P5">In JavaScript, is th<text:span text:style-name="T15">ere</text:span> a possible case <text:span text:style-name="T15">for</text:span> <text:span text:style-name="T5">(a === 2 &amp;&amp; === 4)</text:span> <text:span text:style-name="T15">to be</text:span> <text:span text:style-name="T5">true</text:span>?</text:p>
      <text:p text:style-name="P5"/>
      <text:h text:style-name="P22" text:outline-level="1">PART 2 : The power of ES5 </text:h>
      <text:p text:style-name="P7">Can we create a « read only » object in JavaScript ? How?</text:p>
      <text:p text:style-name="P7"/>
      <text:p text:style-name="P8">What is an IIFE ?</text:p>
      <text:p text:style-name="P8"/>
      <text:p text:style-name="P9"><text:span text:style-name="T15">Can</text:span> a JavaScript function return <text:span text:style-name="T15">a</text:span> function?</text:p>
      <text:p text:style-name="P9"/>
      <text:p text:style-name="P10">What is the value of « <text:span text:style-name="T5">this </text:span>» when the first script <text:span text:style-name="T3">of your page begin to run?</text:span></text:p>
      <text:p text:style-name="P10"/>
      <text:p text:style-name="P11"><text:soft-page-break/>Can we have real <text:span text:style-name="T5">class</text:span> with JavaScript ES5 version?</text:p>
      <text:p text:style-name="P11"/>
      <text:p text:style-name="P12">What Array method do you <text:span text:style-name="T4">recommend</text:span> to get only the first element that match a condition?</text:p>
      <text:p text:style-name="P12"/>
      <text:p text:style-name="P13">How we can get a shallow copy of an Object with ES5?</text:p>
      <text:p text:style-name="P10"/>
      <text:h text:style-name="P22" text:outline-level="1">PART 3 : ES6 enlightenment</text:h>
      <text:p text:style-name="Text_20_body"><text:span text:style-name="T11"/></text:p>
      <text:p text:style-name="P15"><text:span text:style-name="T11">What is the difference between </text:span><text:span text:style-name="T6">let</text:span><text:span text:style-name="T11"> and </text:span><text:span text:style-name="T6">var</text:span><text:span text:style-name="T11"> ?</text:span></text:p>
      <text:p text:style-name="P4"/>
      <text:p text:style-name="P14">What is the syntax to directly put a variable in a template string <text:span text:style-name="T5">`my string and my </text:span><text:span text:style-name="T7">&lt;</text:span><text:span text:style-name="T5">variable&gt;`;</text:span></text:p>
      <text:p text:style-name="P16"/>
      <text:p text:style-name="P17">What is the value of <text:span text:style-name="T5">this</text:span> in a fat arrow function ?</text:p>
      <text:p text:style-name="P14"><text:span text:style-name="T5"/></text:p>
      <text:p text:style-name="P18">What is the <text:span text:style-name="T12">name of the </text:span>classical method that <text:span text:style-name="T13">help us</text:span> treat<text:span text:style-name="T16">ing</text:span> returned data in a Promise ?</text:p>
      <text:p text:style-name="P18"/>
      <text:p text:style-name="P19">How to copy an object without <text:span text:style-name="T5">Object.assign, </text:span><text:span text:style-name="T14">nor</text:span> JSON methods ?</text:p>
      <text:p text:style-name="P19"/>
      <text:p text:style-name="P20">What is your favorite programming language now ?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09:13:15.951844448</meta:creation-date>
    <dc:date>2018-03-21T09:52:29.511794982</dc:date>
    <meta:editing-duration>PT39M3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248" meta:character-count="1252" meta:non-whitespace-character-count="1029"/>
  </office:meta>
</office:document-meta>
</file>